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d40" officeooo:paragraph-rsid="000a4c75"/>
    </style:style>
    <style:style style:name="P2" style:family="paragraph" style:parent-style-name="Standard">
      <style:text-properties officeooo:rsid="001beb5d" officeooo:paragraph-rsid="000a4c75"/>
    </style:style>
    <style:style style:name="P3" style:family="paragraph" style:parent-style-name="Standard">
      <style:text-properties officeooo:rsid="000acd3f" officeooo:paragraph-rsid="000acd3f"/>
    </style:style>
    <style:style style:name="P4" style:family="paragraph" style:parent-style-name="Standard" style:list-style-name="L1">
      <style:text-properties officeooo:rsid="001beb5d" officeooo:paragraph-rsid="000a4c75"/>
    </style:style>
    <style:style style:name="P5" style:family="paragraph" style:parent-style-name="Standard" style:list-style-name="L1">
      <style:text-properties officeooo:rsid="000a4c75" officeooo:paragraph-rsid="000a4c75"/>
    </style:style>
    <style:style style:name="P6" style:family="paragraph" style:parent-style-name="Standard" style:list-style-name="L1">
      <style:text-properties officeooo:rsid="000d90c2" officeooo:paragraph-rsid="000d90c2"/>
    </style:style>
    <style:style style:name="P7" style:family="paragraph" style:parent-style-name="Standard">
      <style:text-properties officeooo:rsid="000d90c2" officeooo:paragraph-rsid="000d90c2"/>
    </style:style>
    <style:style style:name="P8" style:family="paragraph" style:parent-style-name="Standard" style:list-style-name="L1">
      <style:text-properties officeooo:rsid="000acd3f" officeooo:paragraph-rsid="000acd3f"/>
    </style:style>
    <style:style style:name="P9" style:family="paragraph" style:parent-style-name="Standard">
      <style:text-properties officeooo:rsid="000ef2a7" officeooo:paragraph-rsid="000ef2a7"/>
    </style:style>
    <style:style style:name="P10" style:family="paragraph" style:parent-style-name="Standard" style:list-style-name="L1">
      <style:text-properties officeooo:rsid="000ef2a7" officeooo:paragraph-rsid="000ef2a7"/>
    </style:style>
    <style:style style:name="T1" style:family="text">
      <style:text-properties officeooo:rsid="000a4c75"/>
    </style:style>
    <style:style style:name="T2" style:family="text">
      <style:text-properties officeooo:rsid="000acd3f"/>
    </style:style>
    <style:style style:name="T3" style:family="text">
      <style:text-properties officeooo:rsid="000d90c2"/>
    </style:style>
    <style:style style:name="T4" style:family="text">
      <style:text-properties officeooo:rsid="000ef2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202: Project <text:span text:style-name="T4">5</text:span> Documentation</text:p>
      <text:p text:style-name="P2">Cayler Miley</text:p>
      <text:p text:style-name="P1"/>
      <text:p text:style-name="P2">Overview:</text:p>
      <text:p text:style-name="P3">This project generates a slot configuration, prints the configuration, and finds a stop through a menu system using pointers,<text:span text:style-name="T3"> dynamic memory, a symbol class, a makefile, and separate header files</text:span>.</text:p>
      <text:p text:style-name="P3"/>
      <text:p text:style-name="P7"><text:span text:style-name="T4">caylerstring</text:span>.h included</text:p>
      <text:p text:style-name="P9">symbol.h included</text:p>
      <text:p text:style-name="P2"/>
      <text:p text:style-name="P2">Functions:</text:p>
      <text:p text:style-name="P2"><text:tab/><text:span text:style-name="T1">SymInput</text:span></text:p>
      <text:p text:style-name="P2"><text:tab/><text:tab/><text:span text:style-name="T1">Inputs the symbols file</text:span></text:p>
      <text:p text:style-name="P2"><text:tab/><text:span text:style-name="T1">MenuText</text:span></text:p>
      <text:p text:style-name="P2"><text:tab/><text:tab/><text:span text:style-name="T1">Outputs text for menu</text:span></text:p>
      <text:p text:style-name="P2"><text:tab/><text:span text:style-name="T1">MenuNav</text:span></text:p>
      <text:p text:style-name="P2"><text:tab/><text:tab/><text:span text:style-name="T1">Implements menu navigation with switch statements</text:span></text:p>
      <text:p text:style-name="P2"><text:tab/><text:span text:style-name="T1">SlotGen</text:span></text:p>
      <text:p text:style-name="P2"><text:tab/><text:tab/><text:span text:style-name="T1">Generates a random slot configuration</text:span></text:p>
      <text:p text:style-name="P2"><text:tab/><text:span text:style-name="T1">ScreenPrint</text:span></text:p>
      <text:p text:style-name="P2"><text:tab/><text:tab/><text:span text:style-name="T1">Prints configuration to screen</text:span></text:p>
      <text:p text:style-name="P2"><text:tab/><text:span text:style-name="T2">CheckStop</text:span></text:p>
      <text:p text:style-name="P2"><text:tab/><text:tab/><text:span text:style-name="T1">Outputs a specific stop in the configuration to the screen</text:span></text:p>
      <text:p text:style-name="P2"/>
      <text:p text:style-name="P2">Application:</text:p>
      <text:p text:style-name="P9">This project demonstrates the use of classes and public versus private elements of the class. The member functions allow access to the class elements and this project contains only 1 slot reel. </text:p>
      <text:list xml:id="list9196021225001773546" text:style-name="L1">
        <text:list-item>
          <text:p text:style-name="P4">Created in Ubuntu (on personal computer using VMware)</text:p>
        </text:list-item>
        <text:list-item>
          <text:p text:style-name="P4">Tested in Ubuntu (on personal computer using VMware)</text:p>
        </text:list-item>
        <text:list-item>
          <text:p text:style-name="P4">Compiled using g++</text:p>
        </text:list-item>
        <text:list-item>
          <text:p text:style-name="P4">Captured test case with script</text:p>
        </text:list-item>
        <text:list-item>
          <text:p text:style-name="P5">Use of functions <text:span text:style-name="T2">using pointers</text:span></text:p>
        </text:list-item>
        <text:list-item>
          <text:p text:style-name="P5">Menu system</text:p>
        </text:list-item>
        <text:list-item>
          <text:p text:style-name="P6">Only used brackets when allocating memory</text:p>
        </text:list-item>
        <text:list-item>
          <text:p text:style-name="P6">Completed using only pointers and dynamic memory</text:p>
        </text:list-item>
        <text:list-item>
          <text:p text:style-name="P8">Navigation using increment and decrement of pointers only</text:p>
        </text:list-item>
        <text:list-item>
          <text:p text:style-name="P5">Populating/generating a slot machine configuration</text:p>
        </text:list-item>
        <text:list-item>
          <text:p text:style-name="P5">Printing configuration to screen</text:p>
        </text:list-item>
        <text:list-item>
          <text:p text:style-name="P5">Printing specific stop to screen</text:p>
        </text:list-item>
        <text:list-item>
          <text:p text:style-name="P4">Commented according to personal style and class policy</text:p>
        </text:list-item>
        <text:list-item>
          <text:p text:style-name="P4">Character arrays for strings</text:p>
        </text:list-item>
        <text:list-item>
          <text:p text:style-name="P6">Inclusion of <text:span text:style-name="T4">caylerstring</text:span>.h file from lab</text:p>
        </text:list-item>
        <text:list-item>
          <text:p text:style-name="P10">makefile used</text:p>
        </text:list-item>
        <text:list-item>
          <text:p text:style-name="P10">Inclusion of symbol header: symbol.h</text:p>
        </text:list-item>
        <text:list-item>
          <text:p text:style-name="P10">Allocated memory is deleted</text:p>
        </text:list-item>
        <text:list-item>
          <text:p text:style-name="P10">Data members of the class are private, member functions are public</text:p>
        </text:list-item>
        <text:list-item>
          <text:p text:style-name="P10">Use of destructors and constructors</text:p>
        </text:list-item>
      </text:list>
      <text:p text:style-name="P2"><text:soft-page-break/></text:p>
      <text:p text:style-name="P2">Conclusion:</text:p>
      <text:p text:style-name="P9">Project 5 was the easiest project for me to work on so far. As we continue through the class, I find that I can use what I know and what I have learned much more effectively because we are learning in depth rather than valuing quantity over quality. If I had extra time, I would have made better use of the default constructor to eliminate the need for 2 constructors and use 1. I would also have made a copy constructor to more easily copy the members of the symbol class to another symbol. These are the only modifications I would make at this point, and I am most confident with this project ye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22:01:36.935599011</meta:creation-date>
    <dc:date>2015-03-03T19:07:12.754314278</dc:date>
    <meta:editing-duration>P0D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43" meta:word-count="361" meta:character-count="2176" meta:non-whitespace-character-count="1858"/>
  </office:meta>
</office:document-meta>
</file>